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ize="18pt" style:font-name-asian="Times New Roman" style:font-size-asian="18pt" style:font-name-complex="Times New Roman" style:font-size-complex="18pt"/>
    </style:style>
    <style:style style:name="P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2" style:family="text">
      <style:text-properties style:font-name="Times New Roman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irls und Panzer – recenzja odcinków 8 i 9</text:span></text:p>
      <text:p text:style-name="P2"/>
      <text:p text:style-name="P2"/>
      <text:p text:style-name="P1"><text:span text:style-name="T2">Odcinki ósmy i dziewiąty serii opowiadają o starciu głównych bohaterek ze stylizowaną na Armię Czerwoną drużyną Pravda. Początek to prezentacja postaci Katyushy i Nonny, czyli dziewczyn dowodzących Pravdą i zarazem postaci, które później okażą się jednymi z największych zalet tego odcinka. Później następuje kilka minut scen z życia licealistek, czyli nudy – ten epizod, w przeciwieństwie do niektórych innych, nie jest aż tak obfity w zabawne rozmowy podczas posiłków czy innych codziennych czynności.</text:span></text:p>
      <text:p text:style-name="P1"><text:span text:style-name="T2">W końcu jednak dostajemy to, co w tym serialu najlepsze, czyli bitwę pancerną – o wysoką stawkę, albowiem dziewczyny walczą o wejście do finału. I bitwa ta była świetna. Na jej wstępie, podczas przezabawnej sceny powitania drużyn, Katyusha w pełni prezentuje swoją uroczą osobowość zakompleksionego i aroganckiego bufona. Nonna natomiast jest swego rodzaju głosem rozsądku, z rezygnacją znoszącym fanaberie swojej dowódczyni. Wspólnie tworzą zabawne duo, które nadaje charakter „sowieckiej” drużynie. Nie można tu nie wspomnieć o śpiewanej przez Pravdę piosence, która podbiła serca kilku osób z redakcji ET.</text:span></text:p>
      <text:p text:style-name="P1"><text:span text:style-name="T2">Początek bitwy jest miły każdemu fanowi militariów, ponieważ obydwie strony, zwłaszcza Pravda, używają swoich czołgów w realistyczny sposób. Na skutek pierwszego starcia dziewczyny z Ooarai wpadły w zasadzkę i zostały otoczone. W tych scenach widz dowiaduje się, o jaką stawkę naprawdę toczy się gra – nie chodzi tylko o zwycięstwo w turnieju. Jest też piękny moment budowania ducha zespołu Ooarai oraz kolejne świetne występy Katyushy i Nonny. Finałem starcia jest podjęta przez główne bohaterki próba wyrwania się z okrążenia i zniszczenia flagowego czołgu Pravdy. W tej scenie potyczka ma przebieg typowy dla serialu: mamy efektowne manewry czołgami, unikanie strzałów, poślizgi i dużo chaosu. Z realizmem nie ma to wiele wspólnego, ale jest zabawne, a flagowy czołg „czerwonych” zostaje trafiony w bardzo efektowny sposób.</text:span></text:p>
      <text:p text:style-name="P1"><text:span text:style-name="T2">W moim przekonaniu są to dwa najlepsze odcinki w serii. Czy pisałem już, że Katyusha i Nonna są genialne? Pozostałymi mocnymi stronami tych odcinków są trzymający w napięciu i całkiem sensowny przebieg bitwy oraz interakcje pomiędzy członkiniami drużyny Ooarai, kiedy zaczynają rozumieć, o co walczą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5-27T21:17:51.713000000</dc:date>
    <meta:editing-duration>PT15M43S</meta:editing-duration>
    <meta:document-statistic meta:table-count="0" meta:image-count="0" meta:object-count="0" meta:page-count="1" meta:paragraph-count="5" meta:word-count="334" meta:character-count="2281" meta:non-whitespace-character-count="1946"/>
  </office:meta>
</office:document-meta>
</file>